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4cm" draw:marker-start-width="0.26cm" draw:marker-end-width="0.26cm" draw:fill="hatch" draw:fill-hatch-name="Black_20_45_20_Degrees" draw:textarea-horizontal-align="justify" draw:textarea-vertical-align="middle" draw:auto-grow-height="false" fo:padding-top="0.145cm" fo:padding-bottom="0.145cm" fo:padding-left="0.27cm" fo:padding-right="0.27cm"/>
    </style:style>
    <style:style style:name="gr2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start-width="0.23cm" draw:marker-end="Arrow" draw:marker-end-width="0.13cm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svg:stroke-width="0.04cm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5" style:family="graphic" style:parent-style-name="standard">
      <style:graphic-properties svg:stroke-width="0.04cm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6" style:family="graphic" style:parent-style-name="standard">
      <style:graphic-properties draw:stroke="none" svg:stroke-color="#000000" draw:fill="none" draw:fill-color="#ffffff" fo:min-height="0.946cm"/>
    </style:style>
    <style:style style:name="gr7" style:family="graphic" style:parent-style-name="standard">
      <style:graphic-properties draw:stroke="none" svg:stroke-color="#000000" draw:fill="none" draw:fill-color="#ffffff" fo:min-height="0.502cm"/>
    </style:style>
    <style:style style:name="gr8" style:family="graphic" style:parent-style-name="standard">
      <style:graphic-properties svg:stroke-width="0.01cm" draw:marker-start-width="0.215cm" draw:marker-end-width="0.215cm" draw:textarea-horizontal-align="center" draw:textarea-vertical-align="middle" fo:padding-top="0.13cm" fo:padding-bottom="0.13cm" fo:padding-left="0.255cm" fo:padding-right="0.255cm"/>
    </style:style>
    <style:style style:name="gr9" style:family="graphic" style:parent-style-name="standard">
      <style:graphic-properties svg:stroke-width="0.02cm" draw:marker-start="Small_20_Arrow" draw:marker-start-width="0.165cm" draw:marker-end="Small_20_Arrow" draw:marker-end-width="0.165cm" draw:textarea-horizontal-align="center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tyle="italic" style:font-style-asian="italic" style:font-style-complex="italic"/>
    </style:style>
    <style:style style:name="P3" style:family="paragraph">
      <style:paragraph-properties fo:margin-left="0cm" fo:margin-right="0cm" fo:text-indent="0cm"/>
      <style:text-properties fo:font-family="'Century Schoolbook L'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P4" style:family="paragraph">
      <style:paragraph-properties fo:margin-left="0cm" fo:margin-right="0cm" fo:text-indent="0cm"/>
      <style:text-properties fo:font-family="'Century Schoolbook L'" style:font-family-generic="roman" style:font-pitch="variable" fo:font-size="15pt" fo:font-style="italic" style:font-size-asian="15pt" style:font-style-asian="italic" style:font-size-complex="15pt" style:font-style-complex="italic"/>
    </style:style>
    <style:style style:name="P5" style:family="paragraph">
      <style:paragraph-properties fo:margin-left="0cm" fo:margin-right="0cm" fo:text-indent="0cm"/>
      <style:text-properties fo:font-family="'Century Schoolbook L'" style:font-family-generic="roman" style:font-pitch="variable" fo:font-size="10.5pt" style:font-size-asian="10.5pt" style:font-size-complex="10.5pt"/>
    </style:style>
    <style:style style:name="P6" style:family="paragraph">
      <style:paragraph-properties fo:margin-left="0cm" fo:margin-right="0cm" fo:text-indent="0cm"/>
      <style:text-properties fo:font-family="'Century Schoolbook L'" style:font-family-generic="roman" style:font-pitch="variable" fo:font-size="9pt" style:font-size-asian="9pt" style:font-size-complex="9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size="10.5pt" style:font-size-asian="10.5pt" style:font-size-complex="10.5pt"/>
    </style:style>
    <style:style style:name="T1" style:family="text">
      <style:text-properties fo:font-family="'Century Schoolbook L'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2" style:family="text">
      <style:text-properties fo:font-family="'Century Schoolbook L'" style:font-family-generic="roman" style:font-pitch="variable"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family="'Century Schoolbook L'" style:font-family-generic="roman" style:font-pitch="variable" fo:font-size="10.5pt" style:font-size-asian="10.5pt" style:font-size-complex="10.5pt"/>
    </style:style>
    <style:style style:name="T4" style:family="text">
      <style:text-properties fo:font-family="'Century Schoolbook L'" style:font-family-generic="roman" style:font-pitch="variable" fo:font-size="9pt" style:font-size-asian="9pt" style:font-size-complex="9pt"/>
    </style:style>
    <style:style style:name="T5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custom-shape draw:style-name="gr1" draw:text-style-name="P1" draw:layer="layout" svg:width="6.695cm" svg:height="0.072cm" svg:x="1.592cm" svg:y="1.29cm">
          <text:p text:style-name="P7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92cm" svg:height="0.536cm" svg:x="3.467cm" svg:y="1.378cm">
          <text:p text:style-name="P7"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" draw:text-style-name="P1" draw:layer="layout" svg:width="6.694cm" svg:height="0.078cm" draw:transform="skewX (-0.0111701072127616) rotate (0.102799892942447) translate (1.599cm 4.653cm)">
          <text:p text:style-name="P7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92cm" svg:height="0.523cm" svg:x="3.467cm" svg:y="4.508cm">
          <text:p text:style-name="P7"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line draw:style-name="gr2" draw:text-style-name="P1" draw:layer="layout" svg:x1="0.712cm" svg:y1="4.442cm" svg:x2="9.191cm" svg:y2="4.442cm">
          <text:p text:style-name="P7"/>
        </draw:line>
        <draw:line draw:style-name="gr2" draw:text-style-name="P1" draw:layer="layout" svg:x1="1.593cm" svg:y1="4.654cm" svg:x2="0.7cm" svg:y2="4.654cm">
          <text:p text:style-name="P7"/>
        </draw:line>
        <draw:line draw:style-name="gr2" draw:text-style-name="P1" draw:layer="layout" svg:x1="9.09cm" svg:y1="3.931cm" svg:x2="8.019cm" svg:y2="3.931cm">
          <text:p text:style-name="P7"/>
        </draw:line>
        <draw:line draw:style-name="gr3" draw:text-style-name="P1" draw:layer="layout" svg:x1="0.879cm" svg:y1="3.996cm" svg:x2="0.879cm" svg:y2="4.442cm">
          <text:p text:style-name="P7"/>
        </draw:line>
        <draw:line draw:style-name="gr3" draw:text-style-name="P1" draw:layer="layout" svg:x1="0.879cm" svg:y1="5.1cm" svg:x2="0.879cm" svg:y2="4.654cm">
          <text:p text:style-name="P7"/>
        </draw:line>
        <draw:line draw:style-name="gr3" draw:text-style-name="P1" draw:layer="layout" svg:x1="9cm" svg:y1="3.494cm" svg:x2="9cm" svg:y2="3.94cm">
          <text:p text:style-name="P7"/>
        </draw:line>
        <draw:line draw:style-name="gr3" draw:text-style-name="P1" draw:layer="layout" svg:x1="9cm" svg:y1="4.888cm" svg:x2="9cm" svg:y2="4.442cm">
          <text:p text:style-name="P7"/>
        </draw:line>
        <draw:custom-shape draw:style-name="gr4" draw:text-style-name="P2" draw:layer="layout" svg:width="1.184cm" svg:height="0.732cm" svg:x="1.146cm" svg:y="0.558cm"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952cm" svg:height="0.624cm" svg:x="7.84cm" svg:y="0.666cm">
          <text:p text:style-name="P7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84cm" svg:height="0.734cm" draw:transform="rotate (0.100880030765253) translate (1.132cm 3.949cm)">
          <text:p text:style-name="P7"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338cm" svg:height="1.196cm" svg:x="1.057cm" svg:y="0.218cm">
          <draw:text-box>
            <text:p text:style-name="P3"><text:span text:style-name="T1">m</text:span></text:p>
          </draw:text-box>
        </draw:frame>
        <draw:frame draw:style-name="gr6" draw:text-style-name="P4" draw:layer="layout" svg:width="1.339cm" svg:height="1.196cm" svg:x="7.751cm" svg:y="0.309cm">
          <draw:text-box>
            <text:p text:style-name="P4"><text:span text:style-name="T2">m</text:span></text:p>
          </draw:text-box>
        </draw:frame>
        <draw:frame draw:style-name="gr7" draw:text-style-name="P5" draw:layer="layout" svg:width="0.893cm" svg:height="0.797cm" svg:x="1.581cm" svg:y="0.565cm">
          <draw:text-box>
            <text:p text:style-name="P5"><text:span text:style-name="T3">1</text:span></text:p>
          </draw:text-box>
        </draw:frame>
        <draw:frame draw:style-name="gr7" draw:text-style-name="P5" draw:layer="layout" svg:width="0.891cm" svg:height="0.797cm" svg:x="8.287cm" svg:y="0.655cm">
          <draw:text-box>
            <text:p text:style-name="P5"><text:span text:style-name="T3">2</text:span></text:p>
          </draw:text-box>
        </draw:frame>
        <draw:custom-shape draw:style-name="gr5" draw:text-style-name="P1" draw:layer="layout" svg:width="0.954cm" svg:height="0.624cm" draw:transform="rotate (0.0731292956585486) translate (7.819cm 3.353cm)">
          <text:p text:style-name="P7"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3.929cm" svg:y1="1.362cm" svg:x2="3.929cm" svg:y2="2.305cm">
          <text:p text:style-name="P7"/>
        </draw:line>
        <draw:line draw:style-name="gr8" draw:text-style-name="P1" draw:layer="layout" svg:x1="1.592cm" svg:y1="1.29cm" svg:x2="1.592cm" svg:y2="2.233cm">
          <text:p text:style-name="P7"/>
        </draw:line>
        <draw:line draw:style-name="gr8" draw:text-style-name="P1" draw:layer="layout" svg:x1="8.287cm" svg:y1="1.29cm" svg:x2="8.287cm" svg:y2="2.233cm">
          <text:p text:style-name="P7"/>
        </draw:line>
        <draw:line draw:style-name="gr9" draw:text-style-name="P1" draw:layer="layout" svg:x1="1.592cm" svg:y1="2.088cm" svg:x2="3.95cm" svg:y2="2.088cm">
          <text:p text:style-name="P7"/>
        </draw:line>
        <draw:line draw:style-name="gr9" draw:text-style-name="P1" draw:layer="layout" svg:x1="3.951cm" svg:y1="2.088cm" svg:x2="8.287cm" svg:y2="2.088cm">
          <text:p text:style-name="P7"/>
        </draw:line>
        <draw:frame draw:style-name="gr6" draw:text-style-name="P4" draw:layer="layout" svg:width="1.339cm" svg:height="1.196cm" svg:x="2.284cm" svg:y="1.916cm">
          <draw:text-box>
            <text:p text:style-name="P4"><text:span text:style-name="T2">l</text:span></text:p>
          </draw:text-box>
        </draw:frame>
        <draw:frame draw:style-name="gr7" draw:text-style-name="P5" draw:layer="layout" svg:width="0.893cm" svg:height="0.797cm" svg:x="2.531cm" svg:y="2.07cm">
          <draw:text-box>
            <text:p text:style-name="P5"><text:span text:style-name="T3">1</text:span></text:p>
          </draw:text-box>
        </draw:frame>
        <draw:frame draw:style-name="gr6" draw:text-style-name="P4" draw:layer="layout" svg:width="1.338cm" svg:height="1.196cm" svg:x="5.87cm" svg:y="1.916cm">
          <draw:text-box>
            <text:p text:style-name="P4"><text:span text:style-name="T2">l</text:span></text:p>
          </draw:text-box>
        </draw:frame>
        <draw:frame draw:style-name="gr7" draw:text-style-name="P5" draw:layer="layout" svg:width="0.891cm" svg:height="0.797cm" svg:x="6.118cm" svg:y="2.065cm">
          <draw:text-box>
            <text:p text:style-name="P5"><text:span text:style-name="T3">2</text:span></text:p>
          </draw:text-box>
        </draw:frame>
        <draw:custom-shape draw:style-name="gr5" draw:text-style-name="P1" draw:layer="layout" svg:width="0.472cm" svg:height="0.943cm" svg:x="3.719cm" svg:y="2.854cm">
          <text:p text:style-name="P7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4" draw:layer="layout" svg:width="1.339cm" svg:height="1.196cm" svg:x="-0.115cm" svg:y="4.016cm">
          <draw:text-box>
            <text:p text:style-name="P4"><text:span text:style-name="T2">h</text:span></text:p>
          </draw:text-box>
        </draw:frame>
        <draw:frame draw:style-name="gr7" draw:text-style-name="P6" draw:layer="layout" svg:width="0.893cm" svg:height="0.752cm" svg:x="0.232cm" svg:y="4.37cm">
          <draw:text-box>
            <text:p text:style-name="P6"><text:span text:style-name="T4">1</text:span></text:p>
          </draw:text-box>
        </draw:frame>
        <draw:frame draw:style-name="gr6" draw:text-style-name="P4" draw:layer="layout" svg:width="1.339cm" svg:height="1.196cm" svg:x="9.086cm" svg:y="3.616cm">
          <draw:text-box>
            <text:p text:style-name="P4"><text:span text:style-name="T2">h</text:span></text:p>
          </draw:text-box>
        </draw:frame>
        <draw:frame draw:style-name="gr7" draw:text-style-name="P6" draw:layer="layout" svg:width="0.893cm" svg:height="0.752cm" svg:x="9.433cm" svg:y="3.97cm">
          <draw:text-box>
            <text:p text:style-name="P6"><text:span text:style-name="T4">2</text:span></text:p>
          </draw:text-box>
        </draw:frame>
        <draw:frame draw:style-name="gr10" draw:text-style-name="P7" draw:layer="layout" svg:width="0.5cm" svg:height="1.009cm" svg:x="3.5cm" svg:y="0.5cm">
          <draw:text-box>
            <text:p text:style-name="P7"/>
          </draw:text-box>
        </draw:frame>
        <draw:frame draw:style-name="gr10" draw:text-style-name="P8" draw:layer="layout" svg:width="1cm" svg:height="0.75cm" svg:x="3.56cm" svg:y="1.338cm">
          <draw:text-box>
            <text:p text:style-name="P8"><text:span text:style-name="T5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marker draw:name="Small_20_Arrow" draw:display-name="Small Arrow" svg:viewBox="0 0 1321 3493" svg:d="m1321 3493h-1321l702-3493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7-05-04T19:23:29</meta:creation-date>
    <dc:creator>Nasahara</dc:creator>
    <dc:date>2008-05-10T16:38:35</dc:date>
    <meta:editing-cycles>22</meta:editing-cycles>
    <meta:editing-duration>PT6H20M19S</meta:editing-duration>
    <meta:user-defined meta:name="Info 1"/>
    <meta:user-defined meta:name="Info 2"/>
    <meta:user-defined meta:name="Info 3"/>
    <meta:user-defined meta:name="Info 4"/>
    <meta:document-statistic meta:object-count="35"/>
  </office:meta>
</office:document-meta>
</file>